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0.672cm"/>
    </style:style>
    <style:style style:name="co3" style:family="table-column">
      <style:table-column-properties fo:break-before="auto" style:column-width="19.971cm"/>
    </style:style>
    <style:style style:name="co4" style:family="table-column">
      <style:table-column-properties fo:break-before="auto" style:column-width="1.711cm"/>
    </style:style>
    <style:style style:name="ro1" style:family="table-row">
      <style:table-row-properties style:row-height="1.207cm" fo:break-before="auto" style:use-optimal-row-height="fals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614cm" fo:break-before="auto" style:use-optimal-row-height="false"/>
    </style:style>
    <style:style style:name="ro8" style:family="table-row">
      <style:table-row-properties style:row-height="0.508cm" fo:break-before="auto" style:use-optimal-row-height="true"/>
    </style:style>
    <style:style style:name="ro9" style:family="table-row">
      <style:table-row-properties style:row-height="1.058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1.588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011" number:language="en" number:country="IN">
      <number:number number:decimal-places="2" number:min-integer-digits="1"/>
      <number:text>%</number:text>
    </number:percentage-style>
    <style:style style:name="ce1" style:family="table-cell" style:parent-style-name="Excel_20_Built-in_20_Accent2" style:data-style-name="N100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Excel_20_Built-in_20_Accent1" style:data-style-name="N10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555555" style:text-outline="false" style:text-line-through-styl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Accent1" style:data-style-name="N10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.466cm" style:writing-mode="page"/>
      <style:text-properties fo:color="#444444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11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ost-Training Evaluation Form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7" office:value-type="string" calcext:value-type="string">
            <text:p>Course Structure and Delivery</text:p>
          </table:table-cell>
          <table:table-cell table:style-name="ce2" office:value-type="string" calcext:value-type="string">
            <text:p>Answers</text:p>
          </table:table-cell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id the course content flow in a clear and logical way?</text:p>
          </table:table-cell>
          <table:table-cell office:value-type="string" calcext:value-type="string">
            <text:p>it was clear and logical.</text:p>
          </table:table-cell>
          <table:table-cell table:number-columns-repeated="1021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Did the level of difficulty increase appropriately as you progressed through the course?</text:p>
          </table:table-cell>
          <table:table-cell office:value-type="string" calcext:value-type="string">
            <text:p>yes, increased. </text:p>
          </table:table-cell>
          <table:table-cell table:number-columns-repeated="1021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Did the course unfold in a clear direction?</text:p>
          </table:table-cell>
          <table:table-cell office:value-type="string" calcext:value-type="string">
            <text:p>yes It went properly as per the schedule</text:p>
          </table:table-cell>
          <table:table-cell table:number-columns-repeated="1021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How would you rate the availability of the instructor?</text:p>
          </table:table-cell>
          <table:table-cell office:value-type="string" calcext:value-type="string">
            <text:p>5/5 for the availability of the instructor </text:p>
          </table:table-cell>
          <table:table-cell table:number-columns-repeated="1021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How would you rate the availability of technical support?</text:p>
          </table:table-cell>
          <table:table-cell table:style-name="ce9" office:value-type="string" calcext:value-type="string">
            <text:p>3/5 <text:s/>for the technical support</text:p>
          </table:table-cell>
          <table:table-cell table:number-columns-repeated="1021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as the course instructor knowledgeable in their subject area?</text:p>
          </table:table-cell>
          <table:table-cell office:value-type="string" calcext:value-type="string">
            <text:p>good at knowledge 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7" office:value-type="string" calcext:value-type="string">
            <text:p>Training Content</text:p>
          </table:table-cell>
          <table:table-cell table:style-name="ce2" office:value-type="string" calcext:value-type="string">
            <text:p>Answers</text:p>
          </table:table-cell>
          <table:table-cell table:style-name="ce11" table:number-columns-repeated="1021"/>
        </table:table-row>
        <table:table-row table:style-name="ro8">
          <table:table-cell table:number-columns-repeated="102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How relevant was the course content?</text:p>
          </table:table-cell>
          <table:table-cell office:value-type="string" calcext:value-type="string">
            <text:p>highly relevant</text:p>
          </table:table-cell>
          <table:table-cell table:number-columns-repeated="102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Did the content explain information and concepts clearly?</text:p>
          </table:table-cell>
          <table:table-cell office:value-type="string" calcext:value-type="string">
            <text:p>yes, with more appropriate examples.</text:p>
          </table:table-cell>
          <table:table-cell table:number-columns-repeated="102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as the content practical and applicable to the workplace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as there a good variety of content types (i.e., written notes, videos, infographics, podcasts, etc.)?</text:p>
          </table:table-cell>
          <table:table-cell office:value-type="string" calcext:value-type="string">
            <text:p>ppts are helpful</text:p>
          </table:table-cell>
          <table:table-cell table:number-columns-repeated="1021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Did the course activities improve your knowledge and skills in the relevant subject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Did the case studies help you to understand concepts more clearly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9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Did you consider the additional resources and external links provided to be useful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9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What additional learning resources should be included in the course?</text:p>
          </table:table-cell>
          <table:table-cell office:value-type="string" calcext:value-type="string">
            <text:p>coding competition in relevant topics instead of MCQ.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7" office:value-type="string" calcext:value-type="string">
            <text:p>Learning Platform Design and Navigation</text:p>
          </table:table-cell>
          <table:table-cell table:style-name="ce2" office:value-type="string" calcext:value-type="string">
            <text:p>Answers</text:p>
          </table:table-cell>
          <table:table-cell table:style-name="ce11" table:number-columns-repeated="1021"/>
        </table:table-row>
        <table:table-row table:style-name="ro8">
          <table:table-cell table:style-name="ce5" office:value-type="string" calcext:value-type="string">
            <text:p><text:s/></text:p>
          </table:table-cell>
          <table:table-cell table:number-columns-repeated="1023"/>
        </table:table-row>
        <table:table-row table:style-name="ro9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How would you rate the overall look and feel of the course content and materials?</text:p>
          </table:table-cell>
          <table:table-cell office:value-type="string" calcext:value-type="string">
            <text:p>I liked it very much.</text:p>
          </table:table-cell>
          <table:table-cell table:number-columns-repeated="102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as the text size and font easy to read?</text:p>
          </table:table-cell>
          <table:table-cell office:value-type="string" calcext:value-type="string">
            <text:p>times new Roman </text:p>
          </table:table-cell>
          <table:table-cell table:number-columns-repeated="1021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as the amount of corporate branding (logos, corporate colors) distracting?</text:p>
          </table:table-cell>
          <table:table-cell office:value-type="string" calcext:value-type="string">
            <text:p>no not at all.</text:p>
          </table:table-cell>
          <table:table-cell table:number-columns-repeated="1021"/>
        </table:table-row>
        <table:table-row table:style-name="ro9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hat was the most frustrating technical problem you faced with the learning platform?</text:p>
          </table:table-cell>
          <table:table-cell office:value-type="string" calcext:value-type="string">
            <text:p>restrictions in the network and admin preferences in laptop.</text:p>
          </table:table-cell>
          <table:table-cell table:number-columns-repeated="1021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How easy was it to access the learning platform?</text:p>
          </table:table-cell>
          <table:table-cell office:value-type="string" calcext:value-type="string">
            <text:p>Very easy through the ppts</text:p>
          </table:table-cell>
          <table:table-cell table:number-columns-repeated="1021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ere menus and buttons easy to find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Was the learning path easy to navigate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10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7" office:value-type="string" calcext:value-type="string">
            <text:p>Expectations and Timing</text:p>
          </table:table-cell>
          <table:table-cell table:style-name="ce2" office:value-type="string" calcext:value-type="string">
            <text:p>Answers</text:p>
          </table:table-cell>
          <table:table-cell table:style-name="ce11" table:number-columns-repeated="1021"/>
        </table:table-row>
        <table:table-row table:style-name="ro10">
          <table:table-cell table:style-name="ce6" office:value-type="string" calcext:value-type="string">
            <text:p><text:s/></text:p>
          </table:table-cell>
          <table:table-cell table:number-columns-repeated="1023"/>
        </table:table-row>
        <table:table-row table:style-name="ro9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id you have clear expectations for the course? What were they?</text:p>
          </table:table-cell>
          <table:table-cell office:value-type="string" calcext:value-type="string">
            <text:p>Java Full Stack Developer.</text:p>
          </table:table-cell>
          <table:table-cell table:number-columns-repeated="1021"/>
        </table:table-row>
        <table:table-row table:style-name="ro9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Did the training cover the content you were expecting it to cover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Did you learn everything that you expected to learn?</text:p>
          </table:table-cell>
          <table:table-cell office:value-type="string" calcext:value-type="string">
            <text:p>Yet to learn many things.</text:p>
          </table:table-cell>
          <table:table-cell table:number-columns-repeated="1021"/>
        </table:table-row>
        <table:table-row table:style-name="ro9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as the level of difficulty of the course what you expected it to be?</text:p>
          </table:table-cell>
          <table:table-cell office:value-type="string" calcext:value-type="string">
            <text:p>no difficulty.</text:p>
          </table:table-cell>
          <table:table-cell table:number-columns-repeated="1021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How much time did you spend on the course? Was this in line with your expectations?</text:p>
          </table:table-cell>
          <table:table-cell table:style-name="ce9" office:value-type="string" calcext:value-type="string">
            <text:p>2months.</text:p>
          </table:table-cell>
          <table:table-cell table:number-columns-repeated="1021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Do you feel that you had enough time to complete the course to the best of your abilities?</text:p>
          </table:table-cell>
          <table:table-cell office:value-type="string" calcext:value-type="string">
            <text:p>no, time is not required to drill down the concepts. </text:p>
          </table:table-cell>
          <table:table-cell table:number-columns-repeated="1021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How would you rate the learning pace on the course?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021"/>
        </table:table-row>
        <table:table-row table:style-name="ro4">
          <table:table-cell/>
          <table:table-cell table:style-name="ce8"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7" office:value-type="string" calcext:value-type="string">
            <text:p>Assessments</text:p>
          </table:table-cell>
          <table:table-cell table:style-name="ce2" office:value-type="string" calcext:value-type="string">
            <text:p>Answers</text:p>
          </table:table-cell>
          <table:table-cell table:style-name="ce11" table:number-columns-repeated="1021"/>
        </table:table-row>
        <table:table-row table:style-name="ro8">
          <table:table-cell table:number-columns-repeated="1024"/>
        </table:table-row>
        <table:table-row table:style-name="ro9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as the difficulty level of assessments appropriate for the course?</text:p>
          </table:table-cell>
          <table:table-cell office:value-type="string" calcext:value-type="string">
            <text:p>yes. Easy level questions.</text:p>
          </table:table-cell>
          <table:table-cell table:number-columns-repeated="102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How relevant were assessments to the course content?</text:p>
          </table:table-cell>
          <table:table-cell office:value-type="string" calcext:value-type="string">
            <text:p>some questions were apart from the course, we need to learn more to face the assessment.</text:p>
          </table:table-cell>
          <table:table-cell table:number-columns-repeated="1021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How relevant were assessments to the course learning objectives?</text:p>
          </table:table-cell>
          <table:table-cell office:value-type="string" calcext:value-type="string">
            <text:p>some what relevant topics.</text:p>
          </table:table-cell>
          <table:table-cell table:number-columns-repeated="1021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as there a good variety of assessment types (i.e., quizzes, written assessments, group assignments, etc.)?</text:p>
          </table:table-cell>
          <table:table-cell office:value-type="string" calcext:value-type="string">
            <text:p>conducting the mcq is not good.</text:p>
          </table:table-cell>
          <table:table-cell table:number-columns-repeated="102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as assessment feedback timely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as assessment feedback relevant and useful?</text:p>
          </table:table-cell>
          <table:table-cell office:value-type="string" calcext:value-type="string">
            <text:p>yes, It shows the level of knowledge in particular topics and more helpful to assess myself.</text:p>
          </table:table-cell>
          <table:table-cell table:number-columns-repeated="1021"/>
        </table:table-row>
        <table:table-row table:style-name="ro9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Did assessments challenge your thinking and lead to learning?</text:p>
          </table:table-cell>
          <table:table-cell office:value-type="string" calcext:value-type="string">
            <text:p>not challenging one.</text:p>
          </table:table-cell>
          <table:table-cell table:number-columns-repeated="1021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Did assessments take place at appropriate intervals?</text:p>
          </table:table-cell>
          <table:table-cell office:value-type="string" calcext:value-type="string">
            <text:p>no.</text:p>
          </table:table-cell>
          <table:table-cell table:number-columns-repeated="1021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How could the course assessments be improved?</text:p>
          </table:table-cell>
          <table:table-cell office:value-type="string" calcext:value-type="string">
            <text:p>please don't conduct on whole day.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7" office:value-type="string" calcext:value-type="string">
            <text:p>Collaboration and Interactivity</text:p>
          </table:table-cell>
          <table:table-cell table:style-name="ce2" office:value-type="string" calcext:value-type="string">
            <text:p>Answer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id you enjoy working with a group on team activities?</text:p>
          </table:table-cell>
          <table:table-cell office:value-type="string" calcext:value-type="string">
            <text:p>yes, knowledge sharing takes place.</text:p>
          </table:table-cell>
          <table:table-cell table:number-columns-repeated="1021"/>
        </table:table-row>
        <table:table-row table:style-name="ro9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ere the discussion forums an effective tool for collaborating with other learners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Did you find opportunities to learn from others on the course?</text:p>
          </table:table-cell>
          <table:table-cell office:value-type="string" calcext:value-type="string">
            <text:p>yes, I got lot of opportunities to learn from others.</text:p>
          </table:table-cell>
          <table:table-cell table:number-columns-repeated="1021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How would you rate the opportunity for interactive learning on this course?</text:p>
          </table:table-cell>
          <table:table-cell table:style-name="ce10" office:value-type="percentage" office:value="0.7" calcext:value-type="percentage">
            <text:p>70.00%</text:p>
          </table:table-cell>
          <table:table-cell table:number-columns-repeated="1021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ere the branching scenarios in the course relevant to the real working environment?</text:p>
          </table:table-cell>
          <table:table-cell office:value-type="string" calcext:value-type="string">
            <text:p>no.</text:p>
          </table:table-cell>
          <table:table-cell table:number-columns-repeated="1021"/>
        </table:table-row>
        <table:table-row table:style-name="ro1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ere there sufficient opportunities to practice new knowledge and skills in the form of interactive eLearning activities?</text:p>
          </table:table-cell>
          <table:table-cell office:value-type="string" calcext:value-type="string">
            <text:p>yes.</text:p>
          </table:table-cell>
          <table:table-cell table:number-columns-repeated="1021"/>
        </table:table-row>
        <table:table-row table:style-name="ro9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Did you ever feel isolated or unsupported in your learning journey? How so?</text:p>
          </table:table-cell>
          <table:table-cell office:value-type="string" calcext:value-type="string">
            <text:p>no never.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7" office:value-type="string" calcext:value-type="string">
            <text:p>Multimedia</text:p>
          </table:table-cell>
          <table:table-cell table:style-name="ce2" office:value-type="string" calcext:value-type="string">
            <text:p>Answer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How would you rate the quality of multimedia (audio, video, and animation) in the course?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02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How would you rate the quality of videos in the course?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021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How would you rate the quality of graphics in the course?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021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How would you rate the quality of audio in the course?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021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To what extent did the videos, podcasts and graphics add value to the course content?</text:p>
          </table:table-cell>
          <table:table-cell office:value-type="string" calcext:value-type="string">
            <text:p>videos helps to register the concepts in HDD not in cache.</text:p>
          </table:table-cell>
          <table:table-cell table:number-columns-repeated="1021"/>
        </table:table-row>
        <table:table-row table:style-name="ro9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Did you experience any technical issues with multimedia on the course? If so, please explain.</text:p>
          </table:table-cell>
          <table:table-cell office:value-type="string" calcext:value-type="string">
            <text:p>no.</text:p>
          </table:table-cell>
          <table:table-cell table:number-columns-repeated="102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How can the multimedia on the course be improved?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7" office:value-type="string" calcext:value-type="string">
            <text:p>Overall Learning Experience</text:p>
          </table:table-cell>
          <table:table-cell table:style-name="ce2" office:value-type="string" calcext:value-type="string">
            <text:p>Answer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How would you rate the overall quality of the training course?</text:p>
          </table:table-cell>
          <table:table-cell table:style-name="ce10" office:value-type="percentage" office:value="0.9" calcext:value-type="percentage">
            <text:p>90.00%</text:p>
          </table:table-cell>
          <table:table-cell table:number-columns-repeated="1021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Do you feel that your knowledge or skills have improved through the course?</text:p>
          </table:table-cell>
          <table:table-cell office:value-type="string" calcext:value-type="string">
            <text:p>yes, I learnt may concepts in java which was not covered in my college.</text:p>
          </table:table-cell>
          <table:table-cell table:number-columns-repeated="1021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List three important learnings that were your highlights of this course.</text:p>
          </table:table-cell>
          <table:table-cell office:value-type="string" calcext:value-type="string">
            <text:p>Maven.</text:p>
          </table:table-cell>
          <table:table-cell table:number-columns-repeated="1021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How would you rate your overall learning experience?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021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Name three ways in which the learning experience could be improved.</text:p>
          </table:table-cell>
          <table:table-cell office:value-type="string" calcext:value-type="string">
            <text:p>after learning the concepts proceed to develop the project.</text:p>
          </table:table-cell>
          <table:table-cell table:number-columns-repeated="102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Do you prefer online or on-site training? Why?</text:p>
          </table:table-cell>
          <table:table-cell office:value-type="string" calcext:value-type="string">
            <text:p>yes, we can access it any time.</text:p>
          </table:table-cell>
          <table:table-cell table:number-columns-repeated="1021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How would you rate your overall enjoyment of the course?</text:p>
          </table:table-cell>
          <table:table-cell table:style-name="ce10" office:value-type="percentage" office:value="0.6" calcext:value-type="percentage">
            <text:p>60.00%</text:p>
          </table:table-cell>
          <table:table-cell table:number-columns-repeated="1021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Name three things that you enjoyed about the course.</text:p>
          </table:table-cell>
          <table:table-cell office:value-type="string" calcext:value-type="string">
            <text:p>Nothing.</text:p>
          </table:table-cell>
          <table:table-cell table:number-columns-repeated="1021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How would you rate the course workload?</text:p>
          </table:table-cell>
          <table:table-cell office:value-type="string" calcext:value-type="string">
            <text:p>not a workload.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8" table:number-rows-repeated="104848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IN">
      <number:number number:min-integer-digits="1"/>
    </number:number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0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2" number:min-integer-digits="1" number:grouping="true"/>
    </number:number-style>
    <number:number-style style:name="N10112" number:language="en" number:country="IN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fill-character> </number:fill-character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fill-character> </number:fill-character>
      <number:text>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fill-character> </number:fill-character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fill-character> </number:fill-character>
      <number:text>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0000-00-00T00:00:01.943855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BTPERK</meta:initial-creator>
    <meta:creation-date>2019-05-28T04:19:22</meta:creation-date>
    <dc:date>2019-05-28T12:48:47.924000000</dc:date>
    <meta:generator>LibreOffice/4.1.3.2$Windows_x86 LibreOffice_project/70feb7d99726f064edab4605a8ab840c50ec57a</meta:generator>
    <meta:editing-duration>PT29M50S</meta:editing-duration>
    <meta:editing-cycles>5</meta:editing-cycles>
    <meta:document-statistic meta:table-count="1" meta:cell-count="2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